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3" draw:layer="layout" svg:width="3.5cm" svg:height="1.5cm" svg:x="4.5cm" svg:y="0.5cm">
          <text:p text:style-name="P1">Client 2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7.5cm" svg:height="2cm" svg:x="0.5cm" svg:y="8cm">
          <text:p text:style-name="P1">Serveur Watchdog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3.5cm" svg:height="1.5cm" svg:x="0.5cm" svg:y="16.5cm">
          <text:p text:style-name="P1">Comm 1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5cm" svg:height="1.5cm" svg:x="0.5cm" svg:y="0.5cm">
          <text:p text:style-name="P1">Client 1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5cm" svg:height="1.5cm" svg:x="8.5cm" svg:y="0.5cm">
          <text:p text:style-name="P1">Client x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.5cm" svg:height="1.5cm" svg:x="4.5cm" svg:y="16.5cm">
          <text:p text:style-name="P1">Comm 2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3.5cm" svg:height="1.5cm" svg:x="8.5cm" svg:y="16.5cm">
          <text:p text:style-name="P1">Comm x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25cm" svg:y1="2cm" svg:x2="4.75cm" svg:y2="4cm" draw:start-shape="id1" draw:start-glue-point="2" draw:end-shape="id2" draw:end-glue-point="0" svg:d="m2250 2000v1000h2500v1000">
          <text:p/>
        </draw:connector>
        <draw:connector draw:style-name="gr3" draw:text-style-name="P1" draw:layer="layout" svg:x1="6.25cm" svg:y1="2cm" svg:x2="4.75cm" svg:y2="4cm" draw:start-shape="id3" draw:start-glue-point="2" draw:end-shape="id2" draw:end-glue-point="0" svg:d="m6250 2000v1000h-1500v1000">
          <text:p/>
        </draw:connector>
        <draw:connector draw:style-name="gr3" draw:text-style-name="P1" draw:layer="layout" svg:x1="10.25cm" svg:y1="2cm" svg:x2="4.75cm" svg:y2="4cm" draw:start-shape="id4" draw:start-glue-point="2" draw:end-shape="id2" draw:end-glue-point="0" svg:d="m10250 2000v1000h-5500v1000">
          <text:p/>
        </draw:connector>
        <draw:connector draw:style-name="gr3" draw:text-style-name="P1" draw:layer="layout" svg:x1="4.75cm" svg:y1="6.5cm" svg:x2="4.25cm" svg:y2="8cm" draw:start-shape="id2" draw:start-glue-point="2" draw:end-shape="id5" draw:end-glue-point="0" svg:d="m4750 6500v750h-500v750">
          <text:p/>
        </draw:connector>
        <draw:connector draw:style-name="gr3" draw:text-style-name="P1" draw:layer="layout" svg:x1="4.25cm" svg:y1="10cm" svg:x2="8.25cm" svg:y2="12cm" draw:start-shape="id5" draw:start-glue-point="2" draw:end-shape="id6" draw:end-glue-point="0" svg:d="m4250 10000v1000h4000v1000">
          <text:p/>
        </draw:connector>
        <draw:connector draw:style-name="gr3" draw:text-style-name="P1" draw:layer="layout" svg:x1="6.25cm" svg:y1="14.5cm" svg:x2="2.25cm" svg:y2="16.5cm" draw:end-shape="id7" draw:end-glue-point="0" svg:d="m6250 14500v750h-4000v1250">
          <text:p/>
        </draw:connector>
        <draw:connector draw:style-name="gr3" draw:text-style-name="P1" draw:layer="layout" svg:x1="6.25cm" svg:y1="14.5cm" svg:x2="6.25cm" svg:y2="16.5cm" draw:end-shape="id8" draw:end-glue-point="0" svg:d="m6250 14500v2000">
          <text:p/>
        </draw:connector>
        <draw:connector draw:style-name="gr3" draw:text-style-name="P1" draw:layer="layout" svg:x1="6.25cm" svg:y1="14.5cm" svg:x2="10.25cm" svg:y2="16.5cm" draw:end-shape="id9" draw:end-glue-point="0" svg:d="m6250 14500v750h4000v1250">
          <text:p/>
        </draw:connector>
        <draw:ellipse draw:style-name="gr4" draw:text-style-name="P1" draw:id="id2" draw:layer="layout" svg:width="7.5cm" svg:height="2.5cm" svg:x="1cm" svg:y="4cm">
          <text:p text:style-name="P1">Réseau IP</text:p>
        </draw:ellipse>
        <draw:custom-shape draw:style-name="gr1" draw:text-style-name="P1" draw:id="id10" draw:layer="layout" svg:width="4.5cm" svg:height="1.5cm" svg:x="11cm" svg:y="4.5cm">
          <text:p text:style-name="P1">Actionneur 1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4.5cm" svg:height="1.5cm" svg:x="11cm" svg:y="6.5cm">
          <text:p text:style-name="P1">Actionneur 2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cm" svg:y1="5.25cm" svg:x2="8.5cm" svg:y2="5.25cm" draw:start-shape="id10" draw:start-glue-point="3" draw:end-shape="id2" draw:end-glue-point="1" svg:d="m11000 5250h-2500">
          <text:p/>
        </draw:connector>
        <draw:connector draw:style-name="gr3" draw:text-style-name="P1" draw:layer="layout" svg:x1="11cm" svg:y1="7.25cm" svg:x2="8.5cm" svg:y2="5.25cm" draw:start-shape="id11" draw:start-glue-point="3" draw:end-shape="id2" svg:d="m11000 7250h-1250v-2000h-1250">
          <text:p/>
        </draw:connector>
        <draw:ellipse draw:style-name="gr4" draw:text-style-name="P1" draw:id="id6" draw:layer="layout" svg:width="4.5cm" svg:height="2cm" svg:x="6cm" svg:y="12cm">
          <text:p text:style-name="P1">Réseau Audio</text:p>
        </draw:ellipse>
        <draw:ellipse draw:style-name="gr4" draw:text-style-name="P1" draw:id="id12" draw:layer="layout" svg:width="4.5cm" svg:height="2cm" svg:x="0.5cm" svg:y="12cm">
          <text:p text:style-name="P1">Réseau GSM</text:p>
        </draw:ellipse>
        <draw:connector draw:style-name="gr3" draw:text-style-name="P1" draw:layer="layout" draw:line-skew="0.25cm" svg:x1="4.25cm" svg:y1="10cm" svg:x2="2.75cm" svg:y2="12cm" draw:end-shape="id12" draw:end-glue-point="0" svg:d="m4250 10000v1000h-15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31T20:39:43</meta:creation-date>
    <dc:date>2010-06-01T15:40:20.23</dc:date>
    <meta:editing-duration>PT01H40M23S</meta:editing-duration>
    <meta:editing-cycles>9</meta:editing-cycles>
    <meta:generator>OpenOffice.org/3.2$Win32 OpenOffice.org_project/320m12$Build-9483</meta:generator>
    <meta:document-statistic meta:object-count="23"/>
  </office:meta>
</office:document-meta>
</file>